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4pt" style:text-underline-style="none" fo:font-weight="bold"/>
    </style:style>
    <style:style style:name="P2" style:family="paragraph">
      <loext:graphic-properties draw:fill="none"/>
      <style:paragraph-properties fo:text-align="center"/>
      <style:text-properties fo:font-size="24pt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397cm" svg:height="1.397cm" svg:x="3.862cm" svg:y="7.763cm">
            <text:p text:style-name="P1">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2" draw:id="id2" draw:layer="layout" svg:width="1.397cm" svg:height="1.397cm" svg:x="9.323cm" svg:y="4.81cm">
            <text:p text:style-name="P1">B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1.397cm" svg:height="1.397cm" svg:x="3.862cm" svg:y="7.763cm">
            <text:p text:style-name="P1">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1" draw:id="id1" draw:layer="layout" svg:width="1.397cm" svg:height="1.397cm" svg:x="3.862cm" svg:y="7.763cm">
            <text:p text:style-name="P1">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3" draw:id="id3" draw:layer="layout" svg:width="1.397cm" svg:height="1.397cm" svg:x="9.323cm" svg:y="10.271cm">
            <text:p text:style-name="P1">G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4" draw:id="id4" draw:layer="layout" svg:width="1.397cm" svg:height="1.397cm" svg:x="9.323cm" svg:y="7.763cm">
            <text:p text:style-name="P1">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xml:id="id5" draw:id="id5" draw:layer="layout" svg:width="1.397cm" svg:height="1.397cm" svg:x="15.165cm" svg:y="7.763cm">
            <text:p text:style-name="P1">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2" draw:layer="layout" draw:type="curve" svg:x1="4.561cm" svg:y1="7.763cm" svg:x2="9.323cm" svg:y2="5.509cm" draw:start-shape="id1" draw:start-glue-point="4" draw:end-shape="id2" draw:end-glue-point="6" svg:d="M4561 7763c0-1503 1587-2254 4762-2254" svg:viewBox="0 0 4763 2255">
            <text:p text:style-name="P1">d</text:p>
            <text:p text:style-name="P1"/>
            <text:p text:style-name="P1"/>
            <text:p text:style-name="P1"/>
          </draw:connector>
          <draw:connector draw:style-name="gr2" draw:text-style-name="P2" draw:layer="layout" draw:type="curve" svg:x1="4.561cm" svg:y1="9.16cm" svg:x2="9.323cm" svg:y2="10.97cm" draw:start-shape="id1" draw:start-glue-point="8" draw:end-shape="id3" draw:end-glue-point="6" svg:d="M4561 9160c0 1207 1587 1810 4762 1810" svg:viewBox="0 0 4763 1811">
            <text:p text:style-name="P1"/>
            <text:p text:style-name="P1"/>
            <text:p text:style-name="P1">.</text:p>
          </draw:connector>
          <draw:connector draw:style-name="gr2" draw:text-style-name="P2" draw:layer="layout" draw:type="curve" svg:x1="10.022cm" svg:y1="7.763cm" svg:x2="10.022cm" svg:y2="6.207cm" draw:start-shape="id4" draw:start-glue-point="4" draw:end-shape="id2" draw:end-glue-point="8" svg:d="M10022 7763v-1556" svg:viewBox="0 0 1 1557">
            <text:p text:style-name="P1"><text:s text:c="3"/>d</text:p>
          </draw:connector>
          <draw:connector draw:style-name="gr2" draw:text-style-name="P2" draw:layer="layout" draw:type="curve" svg:x1="10.022cm" svg:y1="9.16cm" svg:x2="10.022cm" svg:y2="10.271cm" draw:start-shape="id4" draw:start-glue-point="8" draw:end-shape="id3" draw:end-glue-point="4" svg:d="M10022 9160v1111" svg:viewBox="0 0 1 1112">
            <text:p text:style-name="P1"><text:s text:c="2"/>.</text:p>
          </draw:connector>
          <draw:connector draw:style-name="gr2" draw:text-style-name="P2" draw:layer="layout" draw:type="curve" svg:x1="10.72cm" svg:y1="5.509cm" svg:x2="15.864cm" svg:y2="7.763cm" draw:start-shape="id2" draw:start-glue-point="10" draw:end-shape="id5" draw:end-glue-point="4" svg:d="M10720 5509c3430 0 5144 751 5144 2254" svg:viewBox="0 0 5145 2255">
            <text:p text:style-name="P1">.</text:p>
            <text:p text:style-name="P1"/>
            <text:p text:style-name="P1"/>
            <text:p text:style-name="P1"/>
          </draw:connector>
          <draw:connector draw:style-name="gr2" draw:text-style-name="P2" draw:layer="layout" draw:type="curve" svg:x1="10.72cm" svg:y1="10.97cm" svg:x2="15.864cm" svg:y2="9.16cm" draw:start-shape="id3" draw:start-glue-point="10" draw:end-shape="id5" draw:end-glue-point="8" svg:d="M10720 10970c3430 0 5144-603 5144-1810" svg:viewBox="0 0 5145 1811">
            <text:p text:style-name="P1"/>
            <text:p text:style-name="P1"/>
            <text:p text:style-name="P1"/>
            <text:p text:style-name="P1">d</text:p>
          </draw:connector>
          <draw:connector draw:style-name="gr2" draw:text-style-name="P2" draw:layer="layout" draw:type="curve" svg:x1="5.055cm" svg:y1="7.967cm" svg:x2="9.527cm" svg:y2="7.967cm" draw:start-shape="id1" draw:start-glue-point="11" draw:end-shape="id4" draw:end-glue-point="5" svg:d="M5055 7967h4472" svg:viewBox="0 0 4473 1">
            <text:p text:style-name="P1">+</text:p>
            <text:p text:style-name="P1"/>
          </draw:connector>
          <draw:connector draw:style-name="gr2" draw:text-style-name="P2" draw:layer="layout" draw:type="curve" svg:x1="5.055cm" svg:y1="8.956cm" svg:x2="9.527cm" svg:y2="8.956cm" draw:start-shape="id1" draw:start-glue-point="9" draw:end-shape="id4" draw:end-glue-point="7" svg:d="M5055 8956h4472" svg:viewBox="0 0 4473 1">
            <text:p text:style-name="P1">-</text:p>
            <text:p text:style-name="P1"/>
          </draw:connector>
          <draw:connector draw:style-name="gr2" draw:text-style-name="P2" draw:layer="layout" draw:type="curve" svg:x1="10.022cm" svg:y1="4.81cm" svg:x2="10.516cm" svg:y2="5.014cm" draw:start-shape="id2" draw:start-glue-point="4" draw:end-shape="id2" draw:end-glue-point="11" svg:d="M10022 4810c0-753 494-855 494 204" svg:viewBox="0 0 495 783">
            <text:p text:style-name="P1">d</text:p>
            <text:p text:style-name="P1"/>
            <text:p text:style-name="P1"/>
          </draw:connector>
          <draw:connector draw:style-name="gr2" draw:text-style-name="P2" draw:layer="layout" draw:type="curve" svg:x1="16.358cm" svg:y1="7.967cm" svg:x2="16.562cm" svg:y2="8.462cm" draw:start-shape="id5" draw:start-glue-point="11" draw:end-shape="id5" draw:end-glue-point="10" svg:d="M16358 7967c1057 0 955 495 204 495" svg:viewBox="0 0 782 496">
            <text:p text:style-name="P1"><text:s text:c="7"/>d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5:59:13.601362732</meta:creation-date>
    <dc:date>2017-10-10T16:09:20.621273688</dc:date>
    <meta:editing-duration>PT10M12S</meta:editing-duration>
    <meta:editing-cycles>1</meta:editing-cycles>
    <meta:document-statistic meta:object-count="18"/>
    <meta:generator>LibreOffice/5.3.1.2$Linux_X86_64 LibreOffice_project/30m0$Build-2</meta:generator>
  </office:meta>
</office:document-meta>
</file>